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9493in"/>
    </style:style>
    <style:style style:name="TableColumn4" style:family="table-column">
      <style:table-column-properties style:column-width="2.9493in"/>
    </style:style>
    <style:style style:name="Table2" style:family="table">
      <style:table-properties style:width="5.8986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olumn16" style:family="table-column">
      <style:table-column-properties style:column-width="2.9493in"/>
    </style:style>
    <style:style style:name="TableColumn17" style:family="table-column">
      <style:table-column-properties style:column-width="2.9493in"/>
    </style:style>
    <style:style style:name="Table15" style:family="table">
      <style:table-properties style:width="5.8986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olumn29" style:family="table-column">
      <style:table-column-properties style:column-width="2.9493in"/>
    </style:style>
    <style:style style:name="TableColumn30" style:family="table-column">
      <style:table-column-properties style:column-width="2.9493in"/>
    </style:style>
    <style:style style:name="Table28" style:family="table">
      <style:table-properties style:width="5.8986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olumn42" style:family="table-column">
      <style:table-column-properties style:column-width="2.9493in"/>
    </style:style>
    <style:style style:name="TableColumn43" style:family="table-column">
      <style:table-column-properties style:column-width="2.9493in"/>
    </style:style>
    <style:style style:name="Table41" style:family="table">
      <style:table-properties style:width="5.8986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olumn60" style:family="table-column">
      <style:table-column-properties style:column-width="2.9493in"/>
    </style:style>
    <style:style style:name="TableColumn61" style:family="table-column">
      <style:table-column-properties style:column-width="2.9493in"/>
    </style:style>
    <style:style style:name="Table59" style:family="table">
      <style:table-properties style:width="5.8986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olumn73" style:family="table-column">
      <style:table-column-properties style:column-width="2.9493in"/>
    </style:style>
    <style:style style:name="TableColumn74" style:family="table-column">
      <style:table-column-properties style:column-width="2.9493in"/>
    </style:style>
    <style:style style:name="Table72" style:family="table">
      <style:table-properties style:width="5.8986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olumn86" style:family="table-column">
      <style:table-column-properties style:column-width="2.9493in"/>
    </style:style>
    <style:style style:name="TableColumn87" style:family="table-column">
      <style:table-column-properties style:column-width="2.9493in"/>
    </style:style>
    <style:style style:name="Table85" style:family="table">
      <style:table-properties style:width="5.8986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olumn99" style:family="table-column">
      <style:table-column-properties style:column-width="2.9493in"/>
    </style:style>
    <style:style style:name="TableColumn100" style:family="table-column">
      <style:table-column-properties style:column-width="2.9493in"/>
    </style:style>
    <style:style style:name="Table98" style:family="table">
      <style:table-properties style:width="5.8986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olumn112" style:family="table-column">
      <style:table-column-properties style:column-width="2.9493in"/>
    </style:style>
    <style:style style:name="TableColumn113" style:family="table-column">
      <style:table-column-properties style:column-width="2.9493in"/>
    </style:style>
    <style:style style:name="Table111" style:family="table">
      <style:table-properties style:width="5.8986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olumn125" style:family="table-column">
      <style:table-column-properties style:column-width="2.9493in"/>
    </style:style>
    <style:style style:name="TableColumn126" style:family="table-column">
      <style:table-column-properties style:column-width="2.9493in"/>
    </style:style>
    <style:style style:name="Table124" style:family="table">
      <style:table-properties style:width="5.8986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olumn138" style:family="table-column">
      <style:table-column-properties style:column-width="2.9493in"/>
    </style:style>
    <style:style style:name="TableColumn139" style:family="table-column">
      <style:table-column-properties style:column-width="2.9493in"/>
    </style:style>
    <style:style style:name="Table137" style:family="table">
      <style:table-properties style:width="5.8986in" fo:margin-left="0in" table:align="lef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olumn151" style:family="table-column">
      <style:table-column-properties style:column-width="2.9493in"/>
    </style:style>
    <style:style style:name="TableColumn152" style:family="table-column">
      <style:table-column-properties style:column-width="2.9493in"/>
    </style:style>
    <style:style style:name="Table150" style:family="table">
      <style:table-properties style:width="5.8986in" fo:margin-left="0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olumn164" style:family="table-column">
      <style:table-column-properties style:column-width="2.9493in"/>
    </style:style>
    <style:style style:name="TableColumn165" style:family="table-column">
      <style:table-column-properties style:column-width="2.9493in"/>
    </style:style>
    <style:style style:name="Table163" style:family="table">
      <style:table-properties style:width="5.8986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olumn182" style:family="table-column">
      <style:table-column-properties style:column-width="2.9493in"/>
    </style:style>
    <style:style style:name="TableColumn183" style:family="table-column">
      <style:table-column-properties style:column-width="2.9493in"/>
    </style:style>
    <style:style style:name="Table181" style:family="table">
      <style:table-properties style:width="5.8986in" fo:margin-left="0in" table:align="lef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olumn195" style:family="table-column">
      <style:table-column-properties style:column-width="2.9493in"/>
    </style:style>
    <style:style style:name="TableColumn196" style:family="table-column">
      <style:table-column-properties style:column-width="2.9493in"/>
    </style:style>
    <style:style style:name="Table194" style:family="table">
      <style:table-properties style:width="5.8986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olumn208" style:family="table-column">
      <style:table-column-properties style:column-width="2.9493in"/>
    </style:style>
    <style:style style:name="TableColumn209" style:family="table-column">
      <style:table-column-properties style:column-width="2.9493in"/>
    </style:style>
    <style:style style:name="Table207" style:family="table">
      <style:table-properties style:width="5.8986in" fo:margin-left="0in" table:align="lef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olumn221" style:family="table-column">
      <style:table-column-properties style:column-width="2.9493in"/>
    </style:style>
    <style:style style:name="TableColumn222" style:family="table-column">
      <style:table-column-properties style:column-width="2.9493in"/>
    </style:style>
    <style:style style:name="Table220" style:family="table">
      <style:table-properties style:width="5.8986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olumn234" style:family="table-column">
      <style:table-column-properties style:column-width="2.9493in"/>
    </style:style>
    <style:style style:name="TableColumn235" style:family="table-column">
      <style:table-column-properties style:column-width="2.9493in"/>
    </style:style>
    <style:style style:name="Table233" style:family="table">
      <style:table-properties style:width="5.8986in" fo:margin-left="0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olumn247" style:family="table-column">
      <style:table-column-properties style:column-width="2.9493in"/>
    </style:style>
    <style:style style:name="TableColumn248" style:family="table-column">
      <style:table-column-properties style:column-width="2.9493in"/>
    </style:style>
    <style:style style:name="Table246" style:family="table">
      <style:table-properties style:width="5.8986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olumn260" style:family="table-column">
      <style:table-column-properties style:column-width="2.9493in"/>
    </style:style>
    <style:style style:name="TableColumn261" style:family="table-column">
      <style:table-column-properties style:column-width="2.9493in"/>
    </style:style>
    <style:style style:name="Table259" style:family="table">
      <style:table-properties style:width="5.8986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olumn273" style:family="table-column">
      <style:table-column-properties style:column-width="2.9493in"/>
    </style:style>
    <style:style style:name="TableColumn274" style:family="table-column">
      <style:table-column-properties style:column-width="2.9493in"/>
    </style:style>
    <style:style style:name="Table272" style:family="table">
      <style:table-properties style:width="5.8986in" fo:margin-left="0in" table:align="lef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olumn286" style:family="table-column">
      <style:table-column-properties style:column-width="2.9493in"/>
    </style:style>
    <style:style style:name="TableColumn287" style:family="table-column">
      <style:table-column-properties style:column-width="2.9493in"/>
    </style:style>
    <style:style style:name="Table285" style:family="table">
      <style:table-properties style:width="5.8986in" fo:margin-left="0in" table:align="lef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olumn299" style:family="table-column">
      <style:table-column-properties style:column-width="2.9493in"/>
    </style:style>
    <style:style style:name="TableColumn300" style:family="table-column">
      <style:table-column-properties style:column-width="2.9493in"/>
    </style:style>
    <style:style style:name="Table298" style:family="table">
      <style:table-properties style:width="5.8986in" fo:margin-left="0in" table:align="lef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olumn312" style:family="table-column">
      <style:table-column-properties style:column-width="2.9493in"/>
    </style:style>
    <style:style style:name="TableColumn313" style:family="table-column">
      <style:table-column-properties style:column-width="2.9493in"/>
    </style:style>
    <style:style style:name="Table311" style:family="table">
      <style:table-properties style:width="5.8986in" fo:margin-left="0in" table:align="lef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olumn325" style:family="table-column">
      <style:table-column-properties style:column-width="2.9493in"/>
    </style:style>
    <style:style style:name="TableColumn326" style:family="table-column">
      <style:table-column-properties style:column-width="2.9493in"/>
    </style:style>
    <style:style style:name="Table324" style:family="table">
      <style:table-properties style:width="5.8986in" fo:margin-left="0in" table:align="left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Column338" style:family="table-column">
      <style:table-column-properties style:column-width="2.9493in"/>
    </style:style>
    <style:style style:name="TableColumn339" style:family="table-column">
      <style:table-column-properties style:column-width="2.9493in"/>
    </style:style>
    <style:style style:name="Table337" style:family="table">
      <style:table-properties style:width="5.8986in" fo:margin-left="0in" table:align="left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reguntas/Definición</text:p>
          </table:table-cell>
          <table:table-cell table:style-name="TableCell8">
            <text:p text:style-name="P9">Respuesta</text:p>
          </table:table-cell>
        </table:table-row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/>
          </table:table-cell>
        </table:table-row>
      </table:table>
      <text:p text:style-name="Normal"/>
      <text:p text:style-name="Normal">B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Preguntas/Definición</text:p>
          </table:table-cell>
          <table:table-cell table:style-name="TableCell21">
            <text:p text:style-name="P22">Respuesta</text:p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/>
          </table:table-cell>
        </table:table-row>
      </table:table>
      <text:p text:style-name="Normal"/>
      <text:p text:style-name="Normal">C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Preguntas/Definición</text:p>
          </table:table-cell>
          <table:table-cell table:style-name="TableCell34">
            <text:p text:style-name="P35">Respuesta</text:p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</table:table>
      <text:p text:style-name="Normal"/>
      <text:p text:style-name="Normal">D</text:p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Preguntas/Definición</text:p>
          </table:table-cell>
          <table:table-cell table:style-name="TableCell47">
            <text:p text:style-name="P48">Respuesta</text:p>
          </table:table-cell>
        </table:table-row>
        <table:table-row table:style-name="TableRow49">
          <table:table-cell table:style-name="TableCell50">
            <text:p text:style-name="P51">Trozo de tela con un número, que llevan a la espalda los participantes en muchos deportes.</text:p>
          </table:table-cell>
          <table:table-cell table:style-name="TableCell52">
            <text:p text:style-name="P53">Dorsal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</table:table>
      <text:p text:style-name="Normal"/>
      <text:p text:style-name="Normal">E</text:p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Preguntas/Definición</text:p>
          </table:table-cell>
          <table:table-cell table:style-name="TableCell65">
            <text:p text:style-name="P66">Respuesta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</table:table>
      <text:p text:style-name="Normal"/>
      <text:p text:style-name="Normal">F</text:p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Preguntas/Definición</text:p>
          </table:table-cell>
          <table:table-cell table:style-name="TableCell78">
            <text:p text:style-name="P79">Respuesta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</table:table>
      <text:p text:style-name="Normal"/>
      <text:p text:style-name="Normal">G</text:p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Preguntas/Definición</text:p>
          </table:table-cell>
          <table:table-cell table:style-name="TableCell91">
            <text:p text:style-name="P92">Respuesta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Normal"/>
      <text:p text:style-name="Normal">H</text:p>
      <table:table table:style-name="Table98">
        <table:table-columns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Preguntas/Definición</text:p>
          </table:table-cell>
          <table:table-cell table:style-name="TableCell104">
            <text:p text:style-name="P105">Respuesta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Normal"/>
      <text:p text:style-name="Normal">I</text:p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Preguntas/Definición</text:p>
          </table:table-cell>
          <table:table-cell table:style-name="TableCell117">
            <text:p text:style-name="P118">Respuesta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</table:table>
      <text:p text:style-name="Normal"/>
      <text:soft-page-break/>
      <text:p text:style-name="Normal">J</text:p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Preguntas/Definición</text:p>
          </table:table-cell>
          <table:table-cell table:style-name="TableCell130">
            <text:p text:style-name="P131">Respuesta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Normal"/>
      <text:p text:style-name="Normal">K</text:p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Preguntas/Definición</text:p>
          </table:table-cell>
          <table:table-cell table:style-name="TableCell143">
            <text:p text:style-name="P144">Respuesta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</table:table>
      <text:p text:style-name="Normal"/>
      <text:p text:style-name="Normal">L</text:p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Preguntas/Definición</text:p>
          </table:table-cell>
          <table:table-cell table:style-name="TableCell156">
            <text:p text:style-name="P157">Respuesta</text:p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</table:table>
      <text:p text:style-name="Normal"/>
      <text:p text:style-name="Normal">M</text:p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Preguntas/Definición</text:p>
          </table:table-cell>
          <table:table-cell table:style-name="TableCell169">
            <text:p text:style-name="P170">Respuesta</text:p>
          </table:table-cell>
        </table:table-row>
        <table:table-row table:style-name="TableRow171">
          <table:table-cell table:style-name="TableCell172">
            <text:p text:style-name="P173">Primer apellido del futbolista con más balones de oro de todos los tiempos</text:p>
          </table:table-cell>
          <table:table-cell table:style-name="TableCell174">
            <text:p text:style-name="P175">Messi</text:p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</table:table>
      <text:p text:style-name="Normal"/>
      <text:p text:style-name="Normal">N</text:p>
      <table:table table:style-name="Table181">
        <table:table-columns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Preguntas/Definición</text:p>
          </table:table-cell>
          <table:table-cell table:style-name="TableCell187">
            <text:p text:style-name="P188">Respuesta</text:p>
          </table:table-cell>
        </table:table-row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</table:table>
      <text:p text:style-name="Normal"/>
      <text:p text:style-name="Normal">O</text:p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Preguntas/Definición</text:p>
          </table:table-cell>
          <table:table-cell table:style-name="TableCell200">
            <text:p text:style-name="P201">Respuesta</text:p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</table:table>
      <text:p text:style-name="Normal"/>
      <text:p text:style-name="Normal">P</text:p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Preguntas/Definición</text:p>
          </table:table-cell>
          <table:table-cell table:style-name="TableCell213">
            <text:p text:style-name="P214">Respuesta</text:p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</table:table>
      <text:p text:style-name="Normal"/>
      <text:p text:style-name="Normal">Q</text:p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Preguntas/Definición</text:p>
          </table:table-cell>
          <table:table-cell table:style-name="TableCell226">
            <text:p text:style-name="P227">Respuesta</text:p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</table:table>
      <text:p text:style-name="Normal"/>
      <text:p text:style-name="Normal">R</text:p>
      <table:table table:style-name="Table233">
        <table:table-columns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Preguntas/Definición</text:p>
          </table:table-cell>
          <table:table-cell table:style-name="TableCell239">
            <text:p text:style-name="P240">Respuesta</text:p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Normal"/>
      <text:p text:style-name="Normal">S</text:p>
      <table:table table:style-name="Table246">
        <table:table-columns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soft-page-break/>
            <text:p text:style-name="P251">Preguntas/Definición</text:p>
          </table:table-cell>
          <table:table-cell table:style-name="TableCell252">
            <text:p text:style-name="P253">Respuesta</text:p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</table:table>
      <text:p text:style-name="Normal"/>
      <text:p text:style-name="Normal">T</text:p>
      <table:table table:style-name="Table259">
        <table:table-columns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Preguntas/Definición</text:p>
          </table:table-cell>
          <table:table-cell table:style-name="TableCell265">
            <text:p text:style-name="P266">Respuesta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Normal"/>
      <text:p text:style-name="Normal">U</text:p>
      <table:table table:style-name="Table272">
        <table:table-columns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Preguntas/Definición</text:p>
          </table:table-cell>
          <table:table-cell table:style-name="TableCell278">
            <text:p text:style-name="P279">Respuesta</text:p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</table:table>
      <text:p text:style-name="Normal"/>
      <text:p text:style-name="Normal">V</text:p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Preguntas/Definición</text:p>
          </table:table-cell>
          <table:table-cell table:style-name="TableCell291">
            <text:p text:style-name="P292">Respuesta</text:p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</table:table>
      <text:p text:style-name="Normal"/>
      <text:p text:style-name="Normal">W</text:p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Preguntas/Definición</text:p>
          </table:table-cell>
          <table:table-cell table:style-name="TableCell304">
            <text:p text:style-name="P305">Respuesta</text:p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</table:table>
      <text:p text:style-name="Normal"/>
      <text:p text:style-name="Normal">X</text:p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Preguntas/Definición</text:p>
          </table:table-cell>
          <table:table-cell table:style-name="TableCell317">
            <text:p text:style-name="P318">Respuesta</text:p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</table:table>
      <text:p text:style-name="Normal"/>
      <text:p text:style-name="Normal">Y</text:p>
      <table:table table:style-name="Table324">
        <table:table-columns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Preguntas/Definición</text:p>
          </table:table-cell>
          <table:table-cell table:style-name="TableCell330">
            <text:p text:style-name="P331">Respuesta</text:p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</table:table>
      <text:p text:style-name="Normal"/>
      <text:p text:style-name="Normal">Z</text:p>
      <table:table table:style-name="Table337">
        <table:table-columns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Preguntas/Definición</text:p>
          </table:table-cell>
          <table:table-cell table:style-name="TableCell343">
            <text:p text:style-name="P344">Respuesta</text:p>
          </table:table-cell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jo Tirado</meta:initial-creator>
    <dc:creator>Juanjo Tirado</dc:creator>
    <meta:creation-date>2022-03-07T12:54:00Z</meta:creation-date>
    <dc:date>2022-03-21T13:17:00Z</dc:date>
    <meta:template xlink:href="Normal" xlink:type="simple"/>
    <meta:editing-cycles>4</meta:editing-cycles>
    <meta:editing-duration>PT1020S</meta:editing-duration>
    <meta:document-statistic meta:page-count="3" meta:paragraph-count="2" meta:word-count="179" meta:character-count="1167" meta:row-count="8" meta:non-whitespace-character-count="990"/>
  </office:meta>
</office:document-meta>
</file>